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Tahoma"/>
    <style:font-face style:name="Consolas" svg:font-family="Consolas, 'Bitstream Vera Sans Mono', 'Courier New', Courier, monospace"/>
    <style:font-face style:name="Lohit Devanagari1" svg:font-family="'Lohit Devanagari'"/>
    <style:font-face style:name="monospace" svg:font-family="monospace, monospace"/>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Heading_20_1">
      <style:text-properties fo:font-variant="normal" fo:text-transform="none" fo:color="#c9211e" style:font-name="sofia-pro" fo:font-size="24pt" fo:letter-spacing="normal" fo:font-style="normal" fo:font-weight="bold" officeooo:rsid="001225b8" officeooo:paragraph-rsid="001225b8" style:font-weight-asian="bold" style:font-weight-complex="bold"/>
    </style:style>
    <style:style style:name="P2" style:family="paragraph" style:parent-style-name="Heading_20_2">
      <style:text-properties fo:font-variant="normal" fo:text-transform="none" style:font-name="Arial" fo:font-size="17.25pt" fo:letter-spacing="normal" fo:font-style="normal" fo:font-weight="normal" officeooo:rsid="001225b8" officeooo:paragraph-rsid="001225b8"/>
    </style:style>
    <style:style style:name="P3" style:family="paragraph" style:parent-style-name="Heading_20_2">
      <style:text-properties fo:font-variant="normal" fo:text-transform="none" fo:color="#000000" style:font-name="Arial" fo:font-size="17.25pt" fo:letter-spacing="normal" fo:font-style="normal" fo:font-weight="normal" officeooo:rsid="001225b8" officeooo:paragraph-rsid="001225b8"/>
    </style:style>
    <style:style style:name="P4" style:family="paragraph" style:parent-style-name="Heading_20_4">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5" style:family="paragraph" style:parent-style-name="Preformatted_20_Text">
      <style:text-properties fo:font-variant="normal" fo:text-transform="none" style:font-name="monospace" fo:font-size="11.25pt" fo:letter-spacing="normal" fo:font-style="normal" fo:font-weight="normal"/>
    </style:style>
    <style:style style:name="P6" style:family="paragraph" style:parent-style-name="Preformatted_20_Text">
      <style:text-properties fo:font-variant="normal" fo:text-transform="none" fo:color="#880000"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in" fo:margin-bottom="0.0972in" loext: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style:font-name="monospace" fo:font-size="11.25pt"/>
    </style:style>
    <style:style style:name="P9"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10"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color="#880000" style:font-name="monospace" fo:font-size="11.25pt" fo:letter-spacing="normal" fo:font-style="normal" fo:font-weight="normal"/>
    </style:style>
    <style:style style:name="P11"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letter-spacing="normal"/>
    </style:style>
    <style:style style:name="P12"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color="#666600" style:font-name="monospace" fo:font-size="11.25pt" fo:letter-spacing="normal" fo:font-style="normal" fo:font-weight="normal"/>
    </style:style>
    <style:style style:name="P13"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style>
    <style:style style:name="P14"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letter-spacing="normal"/>
    </style:style>
    <style:style style:name="P15" style:family="paragraph" style:parent-style-name="Standard">
      <style:text-properties officeooo:rsid="001225b8" officeooo:paragraph-rsid="001225b8"/>
    </style:style>
    <style:style style:name="P16" style:family="paragraph" style:parent-style-name="Standard">
      <style:text-properties fo:color="#c9211e" fo:font-size="24pt" fo:font-weight="bold" officeooo:rsid="001225b8" officeooo:paragraph-rsid="001225b8" style:font-size-asian="24pt" style:font-weight-asian="bold" style:font-size-complex="24pt" style:font-weight-complex="bold"/>
    </style:style>
    <style:style style:name="P17" style:family="paragraph" style:parent-style-name="Standard">
      <style:text-properties fo:font-variant="normal" fo:text-transform="none" fo:color="#000000" style:font-name="Arial" fo:font-size="12pt" fo:letter-spacing="normal" fo:font-style="normal" fo:font-weight="normal" officeooo:rsid="001225b8" officeooo:paragraph-rsid="001225b8"/>
    </style:style>
    <style:style style:name="P18" style:family="paragraph" style:parent-style-name="Standard">
      <style:text-properties fo:font-variant="normal" fo:text-transform="none" fo:color="#000000" style:font-name="Arial" fo:font-size="10pt" fo:letter-spacing="normal" fo:font-style="normal" fo:font-weight="normal" officeooo:rsid="001225b8" officeooo:paragraph-rsid="001225b8" style:font-size-asian="10pt" style:font-size-complex="10pt"/>
    </style:style>
    <style:style style:name="P19" style:family="paragraph" style:parent-style-name="Standard">
      <style:text-properties fo:font-variant="normal" fo:text-transform="none" fo:color="#273239" style:font-name="urw-din" fo:font-size="12.75pt" fo:letter-spacing="normal" fo:font-style="normal" fo:font-weight="normal" officeooo:rsid="001225b8" officeooo:paragraph-rsid="001225b8"/>
    </style:style>
    <style:style style:name="P20" style:family="paragraph" style:parent-style-name="Standard">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21" style:family="paragraph" style:parent-style-name="Standard">
      <style:text-properties style:font-name="urw-din" fo:font-size="12.75pt"/>
    </style:style>
    <style:style style:name="P2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73239" fo:letter-spacing="normal" fo:background-color="#ffffff" loext:padding="0in" loext:border="none"/>
    </style:style>
    <style:style style:name="P2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73239" fo:font-size="10pt" fo:letter-spacing="normal" fo:background-color="#ffffff" style:font-size-asian="10pt" style:font-size-complex="10pt" loext:padding="0in" loext:border="none"/>
    </style:style>
    <style:style style:name="P25" style:family="paragraph" style:parent-style-name="Table_20_Contents">
      <style:text-properties style:font-name="Arial" fo:font-size="12pt"/>
    </style:style>
    <style:style style:name="P26" style:family="paragraph" style:parent-style-name="Table_20_Contents">
      <style:text-properties style:font-name="urw-din" fo:font-size="12.75pt"/>
    </style:style>
    <style:style style:name="P27" style:family="paragraph" style:parent-style-name="Text_20_body">
      <style:text-properties fo:font-variant="normal" fo:text-transform="none" fo:color="#273239" style:font-name="urw-din" fo:font-size="12.75pt" fo:letter-spacing="normal" fo:font-style="normal" fo:font-weight="normal" officeooo:rsid="001225b8" officeooo:paragraph-rsid="001225b8"/>
    </style:style>
    <style:style style:name="P28" style:family="paragraph" style:parent-style-name="Text_20_body">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2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1"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style:font-name="urw-din" fo:font-size="10pt" fo:letter-spacing="normal" fo:font-style="normal" fo:font-weight="normal" style:font-size-asian="10pt" style:font-size-complex="10pt"/>
    </style:style>
    <style:style style:name="P3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fo:font-size="10pt" fo:letter-spacing="normal" style:font-size-asian="10pt" style:font-size-complex="10pt"/>
    </style:style>
    <style:style style:name="P33" style:family="paragraph" style:parent-style-name="Text_20_body" style:list-style-name="L1">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urw-din" fo:font-size="10pt" fo:letter-spacing="normal" fo:font-style="normal" fo:font-weight="normal" style:font-size-asian="10pt" style:font-size-complex="10pt"/>
    </style:style>
    <style:style style:name="T1" style:family="text">
      <style:text-properties fo:color="#000088"/>
    </style:style>
    <style:style style:name="T2" style:family="text">
      <style:text-properties fo:color="#000088" style:font-name="monospace" fo:font-size="11.25pt" fo:font-style="normal" fo:font-weight="normal"/>
    </style:style>
    <style:style style:name="T3" style:family="text">
      <style:text-properties fo:color="#000000"/>
    </style:style>
    <style:style style:name="T4" style:family="text">
      <style:text-properties fo:color="#000000" style:font-name="monospace" fo:font-size="11.25pt" fo:font-style="normal" fo:font-weight="normal"/>
    </style:style>
    <style:style style:name="T5" style:family="text">
      <style:text-properties fo:color="#660066"/>
    </style:style>
    <style:style style:name="T6" style:family="text">
      <style:text-properties fo:color="#660066" style:font-name="monospace" fo:font-size="11.25pt" fo:font-style="normal" fo:font-weight="normal"/>
    </style:style>
    <style:style style:name="T7" style:family="text">
      <style:text-properties fo:color="#666600"/>
    </style:style>
    <style:style style:name="T8" style:family="text">
      <style:text-properties fo:color="#666600" style:font-name="monospace" fo:font-size="11.25pt" fo:font-style="normal" fo:font-weight="normal"/>
    </style:style>
    <style:style style:name="T9" style:family="text">
      <style:text-properties fo:color="#006666"/>
    </style:style>
    <style:style style:name="T10" style:family="text">
      <style:text-properties fo:font-weight="normal" loext:padding="0in" loext:border="none"/>
    </style:style>
    <style:style style:name="T11" style:family="text">
      <style:text-properties style:font-name="monospace" fo:font-size="11.25pt" fo:font-style="normal" fo:font-weight="normal"/>
    </style:style>
    <style:style style:name="T12" style:family="text">
      <style:text-properties fo:color="#880000"/>
    </style:style>
    <style:style style:name="T13" style:family="text">
      <style:text-properties fo:color="#008800"/>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color="#273239" style:font-name="urw-din" fo:font-size="12.75pt" fo:letter-spacing="normal" fo:font-style="normal" fo:font-weight="normal"/>
    </style:style>
    <style:style style:name="T16" style:family="text">
      <style:text-properties fo:font-variant="normal" fo:text-transform="none" fo:color="#273239" style:font-name="urw-din" fo:font-size="12.75pt" fo:letter-spacing="normal" fo:font-style="normal" fo:font-weight="normal" loext:padding="0in" loext:border="none"/>
    </style:style>
    <style:style style:name="T17" style:family="text">
      <style:text-properties fo:font-variant="normal" fo:text-transform="none" fo:color="#273239" style:font-name="urw-din" fo:letter-spacing="normal" fo:font-style="normal" fo:font-weight="normal"/>
    </style:style>
    <style:style style:name="T18" style:family="text">
      <style:text-properties fo:font-variant="normal" fo:text-transform="none" fo:color="#273239" style:font-name="urw-din" fo:letter-spacing="normal" fo:font-style="normal" fo:font-weight="normal" loext:padding="0in" loext:border="none"/>
    </style:style>
    <style:style style:name="T19" style:family="text">
      <style:text-properties fo:font-variant="normal" fo:text-transform="none" fo:color="#273239" style:font-name="urw-din" fo:font-size="10pt" fo:letter-spacing="normal" fo:font-style="normal" fo:font-weight="normal" style:font-size-asian="10pt" style:font-size-complex="10pt"/>
    </style:style>
    <style:style style:name="T20" style:family="text">
      <style:text-properties fo:font-variant="normal" fo:text-transform="none" fo:color="#273239" style:font-name="urw-din" fo:font-size="10pt" fo:letter-spacing="normal" fo:font-style="normal" fo:font-weight="normal" style:font-size-asian="10pt" style:font-size-complex="10pt" loext:padding="0in" loext:border="none"/>
    </style:style>
    <style:style style:name="T21" style:family="text">
      <style:text-properties fo:font-variant="normal" fo:text-transform="none" fo:color="#273239" fo:letter-spacing="normal" fo:background-color="#ffffff" loext:char-shading-value="0" loext:padding="0in" loext:border="none"/>
    </style:style>
    <style:style style:name="T22" style:family="text">
      <style:text-properties fo:font-variant="normal" fo:text-transform="none" fo:color="#273239" style:font-name="Consolas" fo:letter-spacing="normal" fo:font-style="normal" fo:font-weight="normal" fo:background-color="#ffffff" loext:char-shading-value="0" loext:padding="0in" loext:border="none"/>
    </style:style>
    <style:style style:name="T23" style:family="text">
      <style:text-properties fo:font-variant="normal" fo:text-transform="none" fo:color="#273239" style:font-name="Consolas" fo:font-size="10pt" fo:letter-spacing="normal" fo:font-style="normal" fo:font-weight="normal" fo:background-color="#ffffff" loext:char-shading-value="0" style:font-size-asian="10pt" style:font-size-complex="10pt" loext:padding="0in" loext:border="none"/>
    </style:style>
    <style:style style:name="T24" style:family="text">
      <style:text-properties fo:font-variant="normal" fo:text-transform="none" fo:color="#273239" fo:font-size="10pt" fo:letter-spacing="normal" fo:background-color="#ffffff" loext:char-shading-value="0" style:font-size-asian="10pt" style:font-size-complex="10pt" loext:padding="0in" loext:border="none"/>
    </style:style>
    <style:style style:name="T25" style:family="text">
      <style:text-properties fo:font-variant="normal" fo:text-transform="none" fo:color="#000000" style:font-name="Consolas" fo:font-size="11pt" fo:letter-spacing="normal" fo:font-style="normal" fo:font-weight="normal" fo:background-color="#ffffff" loext:char-shading-value="0" loext:padding="0in" loext:border="none"/>
    </style:style>
    <style:style style:name="T26" style:family="text">
      <style:text-properties fo:font-variant="normal" fo:text-transform="none" fo:color="#000000" style:font-name="Consolas" fo:font-size="11pt" fo:letter-spacing="normal" fo:font-style="normal" fo:font-weight="normal" fo:background-color="#ffff00" loext:char-shading-value="0" loext:padding="0in" loext:border="none"/>
    </style:style>
    <style:style style:name="T27" style:family="text">
      <style:text-properties fo:font-variant="normal" fo:text-transform="none" fo:color="#000000" style:font-name="Consolas" fo:font-size="11pt" fo:letter-spacing="normal" fo:font-style="normal" fo:font-weight="normal" fo:background-color="#ffff00" loext:char-shading-value="0" loext:padding="0in" loext:border="none"/>
    </style:style>
    <style:style style:name="T28" style:family="text">
      <style:text-properties fo:font-variant="normal" fo:text-transform="none" fo:color="#000000" style:font-name="Consolas" fo:letter-spacing="normal" fo:font-style="normal" fo:font-weight="normal" fo:background-color="#ffffff" loext:char-shading-value="0" loext:padding="0in" loext:border="none"/>
    </style:style>
    <style:style style:name="T29"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0in" loext:border="none"/>
    </style:style>
    <style:style style:name="T30" style:family="text">
      <style:text-properties fo:font-variant="normal" fo:text-transform="none" fo:color="#000000" style:font-name="Consolas" fo:font-size="10pt" fo:letter-spacing="normal" fo:font-style="normal" fo:font-weight="normal" fo:background-color="#ffff00" loext:char-shading-value="0" style:font-size-asian="10pt" style:font-size-complex="10pt" loext:padding="0in" loext:border="none"/>
    </style:style>
    <style:style style:name="T31" style:family="text">
      <style:text-properties fo:font-variant="normal" fo:text-transform="none" fo:color="#000000" style:font-name="Consolas" fo:font-size="10pt" fo:letter-spacing="normal" fo:font-style="normal" fo:font-weight="normal" fo:background-color="#ffff00" loext:char-shading-value="0" style:font-size-asian="10pt" style:font-size-complex="10pt" loext:padding="0in" loext:border="none"/>
    </style:style>
    <style:style style:name="T32" style:family="text">
      <style:text-properties fo:font-variant="normal" fo:text-transform="none" fo:color="#008200" style:font-name="Consolas" fo:font-size="11pt" fo:letter-spacing="normal" fo:font-style="normal" fo:font-weight="normal" fo:background-color="#ffffff" loext:char-shading-value="0" loext:padding="0in" loext:border="none"/>
    </style:style>
    <style:style style:name="T33" style:family="text">
      <style:text-properties fo:font-variant="normal" fo:text-transform="none" fo:color="#008200" style:font-name="Consolas" fo:letter-spacing="normal" fo:font-style="normal" fo:font-weight="normal" fo:background-color="#ffffff" loext:char-shading-value="0" loext:padding="0in" loext:border="none"/>
    </style:style>
    <style:style style:name="T34"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loext:padding="0in" loext:border="none"/>
    </style:style>
    <style:style style:name="T35" style:family="text">
      <style:text-properties fo:font-variant="normal" fo:text-transform="none" fo:color="#808080" style:font-name="Consolas" fo:font-size="11pt" fo:letter-spacing="normal" fo:font-style="normal" fo:font-weight="bold" fo:background-color="#ffffff" loext:char-shading-value="0" loext:padding="0in" loext:border="none"/>
    </style:style>
    <style:style style:name="T36" style:family="text">
      <style:text-properties fo:font-variant="normal" fo:text-transform="none" fo:color="#808080" style:font-name="Consolas" fo:letter-spacing="normal" fo:font-style="normal" fo:font-weight="bold" fo:background-color="#ffffff" loext:char-shading-value="0" loext:padding="0in" loext:border="none"/>
    </style:style>
    <style:style style:name="T37" style:family="text">
      <style:text-properties fo:font-variant="normal" fo:text-transform="none" fo:color="#808080" style:font-name="Consolas" fo:font-size="10pt" fo:letter-spacing="normal" fo:font-style="normal" fo:font-weight="bold" fo:background-color="#ffffff" loext:char-shading-value="0" style:font-size-asian="10pt" style:font-size-complex="10pt" loext:padding="0in" loext:border="none"/>
    </style:style>
    <style:style style:name="T38" style:family="text">
      <style:text-properties fo:font-variant="normal" fo:text-transform="none" fo:color="#006699" style:font-name="Consolas" fo:font-size="11pt" fo:letter-spacing="normal" fo:font-style="normal" fo:font-weight="bold" fo:background-color="#ffffff" loext:char-shading-value="0" loext:padding="0in" loext:border="none"/>
    </style:style>
    <style:style style:name="T39" style:family="text">
      <style:text-properties fo:font-variant="normal" fo:text-transform="none" fo:color="#006699" style:font-name="Consolas" fo:letter-spacing="normal" fo:font-style="normal" fo:font-weight="bold" fo:background-color="#ffffff" loext:char-shading-value="0" loext:padding="0in" loext:border="none"/>
    </style:style>
    <style:style style:name="T40"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loext:padding="0in" loext:border="none"/>
    </style:style>
    <style:style style:name="T41" style:family="text">
      <style:text-properties fo:color="#273239"/>
    </style:style>
    <style:style style:name="T42" style:family="text">
      <style:text-properties fo:color="#273239" style:font-name="urw-din"/>
    </style:style>
    <style:style style:name="T43" style:family="text">
      <style:text-properties fo:color="#273239" style:font-name="urw-din" fo:font-size="12.75pt"/>
    </style:style>
    <style:style style:name="T44" style:family="text">
      <style:text-properties fo:color="#273239" style:font-name="urw-din" fo:font-size="12.75pt" fo:font-weight="normal" loext:padding="0in" loext:border="none"/>
    </style:style>
    <style:style style:name="T45" style:family="text">
      <style:text-properties fo:color="#273239" style:font-name="urw-din" fo:font-size="12.75pt" fo:font-weight="normal" fo:background-color="#ffff00" loext:char-shading-value="0" loext:padding="0in" loext:border="none"/>
    </style:style>
    <style:style style:name="T46" style:family="text">
      <style:text-properties fo:color="#273239" style:font-name="urw-din" fo:font-size="12.75pt" fo:font-weight="normal" fo:background-color="#ffff00" loext:char-shading-value="0" loext:padding="0in" loext:border="none"/>
    </style:style>
    <style:style style:name="T47" style:family="text">
      <style:text-properties fo:color="#273239" style:font-name="urw-din" fo:font-weight="normal" fo:background-color="#ffff00" loext:char-shading-value="0" loext:padding="0in" loext:border="none"/>
    </style:style>
    <style:style style:name="T48" style:family="text">
      <style:text-properties fo:color="#273239" style:font-name="urw-din" fo:font-weight="normal" loext:padding="0in" loext:border="none"/>
    </style:style>
    <style:style style:name="T49" style:family="text">
      <style:text-properties fo:color="#273239" style:font-name="urw-din" fo:font-size="10pt" style:font-size-asian="10pt" style:font-size-complex="10pt"/>
    </style:style>
    <style:style style:name="T50" style:family="text">
      <style:text-properties fo:color="#273239" style:font-name="urw-din" fo:font-size="10pt" fo:font-weight="normal" fo:background-color="#ffff00" loext:char-shading-value="0" style:font-size-asian="10pt" style:font-size-complex="10pt" loext:padding="0in" loext:border="none"/>
    </style:style>
    <style:style style:name="T51" style:family="text">
      <style:text-properties fo:color="#273239" style:font-name="urw-din" fo:font-size="10pt" fo:font-weight="normal" style:font-size-asian="10pt" style:font-size-complex="10pt" loext:padding="0in" loext:border="none"/>
    </style:style>
    <style:style style:name="T52" style:family="text">
      <style:text-properties fo:font-size="12.75pt"/>
    </style:style>
    <style:style style:name="T53" style:family="text">
      <style:text-properties fo:background-color="#ffff00" loext:char-shading-value="0"/>
    </style:style>
    <style:style style:name="T54" style:family="text">
      <style:text-properties fo:background-color="#ffff00" loext:char-shading-value="0"/>
    </style:style>
    <style:style style:name="T55" style:family="text">
      <style:text-properties fo:font-size="10pt" style:font-size-asian="10pt" style:font-size-complex="10pt"/>
    </style:style>
    <style:style style:name="T56" style:family="text">
      <style:text-properties fo:font-size="10pt" fo:font-weight="normal" style:font-size-asian="10pt" style:font-size-complex="10pt" loext:padding="0in"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VENT</text:p>
      <text:p text:style-name="P17"/>
      <text:p text:style-name="P17">Event is an inheritable member of a contract. An event is emitted, it stores the arguments passed in transaction logs.</text:p>
      <text:p text:style-name="P17"/>
      <text:p text:style-name="P17">An event can be declared using event keyword.</text:p>
      <text:p text:style-name="P17"/>
      <table:table table:name="Table1" table:style-name="Table1">
        <table:table-column table:style-name="Table1.A"/>
        <table:table-row table:style-name="TableLine94188083770256">
          <table:table-cell table:style-name="Table1.A1" office:value-type="string">
            <text:p text:style-name="P6">//Declare an Event</text:p>
            <text:p text:style-name="P9"><text:span text:style-name="T1">event</text:span><text:span text:style-name="T3"> </text:span><text:span text:style-name="T5">Deposit</text:span><text:span text:style-name="T7">(</text:span><text:span text:style-name="T3">address indexed _from</text:span><text:span text:style-name="T7">,</text:span><text:span text:style-name="T3"> bytes32 indexed _id</text:span><text:span text:style-name="T7">,</text:span><text:span text:style-name="T3"> </text:span><text:span text:style-name="T1">uint</text:span><text:span text:style-name="T3"> _value</text:span><text:span text:style-name="T7">);</text:span></text:p>
            <text:p text:style-name="P13"/>
            <text:p text:style-name="P10">//Emit an event</text:p>
            <text:p text:style-name="P9"><text:span text:style-name="T3">emit </text:span><text:span text:style-name="T5">Deposit</text:span><text:span text:style-name="T7">(</text:span><text:span text:style-name="T3">msg</text:span><text:span text:style-name="T7">.</text:span><text:span text:style-name="T3">sender</text:span><text:span text:style-name="T7">,</text:span><text:span text:style-name="T3"> _id</text:span><text:span text:style-name="T7">,</text:span><text:span text:style-name="T3"> msg</text:span><text:span text:style-name="T7">.</text:span><text:span text:style-name="T1">value</text:span><text:span text:style-name="T7">);</text:span></text:p>
            <text:p text:style-name="P25"/>
          </table:table-cell>
        </table:table-row>
      </table:table>
      <text:p text:style-name="P17"/>
      <text:h text:style-name="P2" text:outline-level="2">Example</text:h>
      <text:p text:style-name="P29">Try the following code to understand how an event works in Solidity.</text:p>
      <text:p text:style-name="P29">First Create a contract and emit an event.</text:p>
      <table:table table:name="Table2" table:style-name="Table2">
        <table:table-column table:style-name="Table2.A"/>
        <table:table-row table:style-name="TableLine94188083825248">
          <table:table-cell table:style-name="Table2.A1" office:value-type="string">
            <text:p text:style-name="P7"><text:span text:style-name="T3">pragma solidity </text:span><text:span text:style-name="T7">^</text:span><text:span text:style-name="T9">0.5</text:span><text:span text:style-name="T7">.</text:span><text:span text:style-name="T9">0</text:span><text:span text:style-name="T7">;</text:span></text:p>
            <text:p text:style-name="P13"/>
            <text:p text:style-name="P9"><text:span text:style-name="T3">contract </text:span><text:span text:style-name="T5">Test</text:span><text:span text:style-name="T3"> </text:span><text:span text:style-name="T7">{</text:span></text:p>
            <text:p text:style-name="P11"><text:span text:style-name="T3"><text:s text:c="3"/></text:span><text:span text:style-name="T2">event</text:span><text:span text:style-name="T4"> </text:span><text:span text:style-name="T6">Deposit</text:span><text:span text:style-name="T8">(</text:span><text:span text:style-name="T4">address indexed _from</text:span><text:span text:style-name="T8">,</text:span><text:span text:style-name="T4"> bytes32 indexed _id</text:span><text:span text:style-name="T8">,</text:span><text:span text:style-name="T4"> </text:span><text:span text:style-name="T2">uint</text:span><text:span text:style-name="T4"> _value</text:span><text:span text:style-name="T8">);</text:span></text:p>
            <text:p text:style-name="P11"><text:span text:style-name="T3"><text:s text:c="3"/></text:span><text:span text:style-name="T2">function</text:span><text:span text:style-name="T4"> deposit</text:span><text:span text:style-name="T8">(</text:span><text:span text:style-name="T4">bytes32 _id</text:span><text:span text:style-name="T8">)</text:span><text:span text:style-name="T4"> </text:span><text:span text:style-name="T2">public</text:span><text:span text:style-name="T4"> payable </text:span><text:span text:style-name="T8">{</text:span><text:span text:style-name="T4"> <text:s text:c="5"/></text:span></text:p>
            <text:p text:style-name="P11"><text:span text:style-name="T3"><text:s text:c="6"/></text:span><text:span text:style-name="T4">emit </text:span><text:span text:style-name="T6">Deposit</text:span><text:span text:style-name="T8">(</text:span><text:span text:style-name="T4">msg</text:span><text:span text:style-name="T8">.</text:span><text:span text:style-name="T4">sender</text:span><text:span text:style-name="T8">,</text:span><text:span text:style-name="T4"> _id</text:span><text:span text:style-name="T8">,</text:span><text:span text:style-name="T4"> msg</text:span><text:span text:style-name="T8">.</text:span><text:span text:style-name="T2">value</text:span><text:span text:style-name="T8">);</text:span></text:p>
            <text:p text:style-name="P11"><text:span text:style-name="T3"><text:s text:c="3"/></text:span><text:span text:style-name="T8">}</text:span></text:p>
            <text:p text:style-name="P12">}</text:p>
            <text:p text:style-name="Table_20_Contents"/>
          </table:table-cell>
        </table:table-row>
      </table:table>
      <text:p text:style-name="P15"/>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hen access the contract's event in JavaScript code.</text:p>
      <text:p text:style-name="P17"/>
      <table:table table:name="Table3" table:style-name="Table3">
        <table:table-column table:style-name="Table3.A"/>
        <table:table-row table:style-name="TableLine94188159762176">
          <table:table-cell table:style-name="Table3.A1" office:value-type="string">
            <text:p text:style-name="P5"><text:span text:style-name="T1">var</text:span><text:span text:style-name="T3"> abi </text:span><text:span text:style-name="T7">=</text:span><text:span text:style-name="T3"> </text:span><text:span text:style-name="T12">/* abi as generated using compiler */</text:span><text:span text:style-name="T7">;</text:span></text:p>
            <text:p text:style-name="P9"><text:span text:style-name="T1">var</text:span><text:span text:style-name="T3"> </text:span><text:span text:style-name="T5">ClientReceipt</text:span><text:span text:style-name="T3"> </text:span><text:span text:style-name="T7">=</text:span><text:span text:style-name="T3"> web3</text:span><text:span text:style-name="T7">.</text:span><text:span text:style-name="T3">eth</text:span><text:span text:style-name="T7">.</text:span><text:span text:style-name="T3">contract</text:span><text:span text:style-name="T7">(</text:span><text:span text:style-name="T3">abi</text:span><text:span text:style-name="T7">);</text:span></text:p>
            <text:p text:style-name="P9"><text:span text:style-name="T1">var</text:span><text:span text:style-name="T3"> clientReceiptContract </text:span><text:span text:style-name="T7">=</text:span><text:span text:style-name="T3"> </text:span><text:span text:style-name="T5">ClientReceipt</text:span><text:span text:style-name="T7">.</text:span><text:span text:style-name="T3">at</text:span><text:span text:style-name="T7">(</text:span><text:span text:style-name="T13">"0x1234...ab67"</text:span><text:span text:style-name="T3"> </text:span><text:span text:style-name="T12">/* address */</text:span><text:span text:style-name="T7">);</text:span></text:p>
            <text:p text:style-name="P13"/>
            <text:p text:style-name="P9"><text:span text:style-name="T1">var</text:span><text:span text:style-name="T3"> </text:span><text:span text:style-name="T1">event</text:span><text:span text:style-name="T3"> </text:span><text:span text:style-name="T7">=</text:span><text:span text:style-name="T3"> clientReceiptContract</text:span><text:span text:style-name="T7">.</text:span><text:span text:style-name="T5">Deposit</text:span><text:span text:style-name="T7">(</text:span><text:span text:style-name="T1">function</text:span><text:span text:style-name="T7">(</text:span><text:span text:style-name="T3">error</text:span><text:span text:style-name="T7">,</text:span><text:span text:style-name="T3"> result</text:span><text:span text:style-name="T7">)</text:span><text:span text:style-name="T3"> </text:span><text:span text:style-name="T7">{</text:span></text:p>
            <text:p text:style-name="P11"><text:span text:style-name="T3"><text:s text:c="3"/></text:span><text:span text:style-name="T2">if</text:span><text:span text:style-name="T4"> </text:span><text:span text:style-name="T8">(!</text:span><text:span text:style-name="T4">error</text:span><text:span text:style-name="T8">)</text:span><text:span text:style-name="T4">console</text:span><text:span text:style-name="T8">.</text:span><text:span text:style-name="T4">log</text:span><text:span text:style-name="T8">(</text:span><text:span text:style-name="T4">result</text:span><text:span text:style-name="T8">);</text:span></text:p>
            <text:p text:style-name="P12">});</text:p>
            <text:p text:style-name="P25"/>
          </table:table-cell>
        </table:table-row>
      </table:table>
      <text:p text:style-name="P17"/>
      <text:p text:style-name="P17"/>
      <text:p text:style-name="P17"/>
      <text:h text:style-name="P3" text:outline-level="2">Output</text:h>
      <table:table table:name="Table4" table:style-name="Table4">
        <table:table-column table:style-name="Table4.A"/>
        <table:table-row table:style-name="TableLine94188159312864">
          <table:table-cell table:style-name="Table4.A1" office:value-type="string">
            <text:p text:style-name="P5">{</text:p>
            <text:p text:style-name="P14"><text:s text:c="3"/><text:span text:style-name="T11">"returnValues": {</text:span></text:p>
            <text:p text:style-name="P14"><text:s text:c="6"/><text:span text:style-name="T11">"_from": "0x1111...FFFFCCCC",</text:span></text:p>
            <text:p text:style-name="P14"><text:s text:c="6"/><text:span text:style-name="T11">"_id": "0x50...sd5adb20",</text:span></text:p>
            <text:p text:style-name="P14"><text:s text:c="6"/><text:span text:style-name="T11">"_value": "0x420042"</text:span></text:p>
            <text:p text:style-name="P14"><text:s text:c="3"/><text:span text:style-name="T11">},</text:span></text:p>
            <text:p text:style-name="P14"><text:s text:c="3"/><text:span text:style-name="T11">"raw": {</text:span></text:p>
            <text:p text:style-name="P14"><text:s text:c="6"/><text:span text:style-name="T11">"data": "0x7f...91385",</text:span></text:p>
            <text:p text:style-name="P14"><text:s text:c="6"/><text:span text:style-name="T11">"topics": ["0xfd4...b4ead7", "0x7f...1a91385"]</text:span></text:p>
            <text:p text:style-name="P14"><text:s text:c="3"/><text:span text:style-name="T11">}</text:span></text:p>
            <text:p text:style-name="P8"><text:span text:style-name="T14">}</text:spa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 text:outline-level="1"><text:soft-page-break/>Storage vs Memory in Solidity</text:h>
      <text:p text:style-name="P17"/>
      <text:p text:style-name="P17"><text:span text:style-name="T49">Storage and Memory keywords in Solidity are analogous to Computer’s hard drive and Computer’s RAM. Much like RAM, </text:span><text:span text:style-name="Strong_20_Emphasis"><text:span text:style-name="T50">Memory</text:span></text:span><text:span text:style-name="Strong_20_Emphasis"><text:span text:style-name="T51"> </text:span></text:span><text:span text:style-name="T49">in Solidity is a temporary place to store data whereas </text:span><text:span text:style-name="Strong_20_Emphasis"><text:span text:style-name="T50">Storage</text:span></text:span><text:span text:style-name="Strong_20_Emphasis"><text:span text:style-name="T51"> </text:span></text:span><text:span text:style-name="T49">holds data between function calls. The Solidity Smart Contract can use any amount of memory during the execution but once the execution stops, the Memory is completely wiped off for the next execution. Whereas Storage on the other hand is persistent, each execution of the Smart contract has access to the data previously stored on the storage area.</text:span></text:p>
      <text:p text:style-name="P18"><text:span text:style-name="T42"/></text:p>
      <text:p text:style-name="P20">Every transaction on Ethereum Virtual Machine <text:span text:style-name="T54">costs us some amount of Gas.</text:span> The lower the Gas consumption the better is your Solidity code. The Gas consumption of Memory is not very significant as compared to the gas consumption of Storage. Therefore, it is always better to use Memory for intermediate calculations and store the final result in Storage.</text:p>
      <text:p text:style-name="P20"><text:span text:style-name="T42"/></text:p>
      <text:p text:style-name="P28">State variables and Local Variables of structs, array are always stored in storage by default.</text:p>
      <text:list xml:id="list3561032741" text:style-name="L1">
        <text:list-item>
          <text:p text:style-name="P33">Function arguments are in memory.</text:p>
        </text:list-item>
        <text:list-item>
          <text:p text:style-name="P33">Whenever a new instance of an array is created using the keyword ‘memory’, a new copy of that variable is created. Changing the array value of the new instance does not affect the original array.</text:p>
        </text:list-item>
      </text:list>
      <text:p text:style-name="P20"><text:span text:style-name="T42"/></text:p>
      <table:table table:name="Table5" table:style-name="Table5">
        <table:table-column table:style-name="Table5.A"/>
        <table:table-row table:style-name="TableLine94188176227328">
          <table:table-cell table:style-name="Table5.A1" office:value-type="string">
            <text:p text:style-name="P21"><text:span text:style-name="Source_20_Text"><text:span text:style-name="T29">pragma solidity ^0.4.17;</text:span></text:span></text:p>
            <text:p text:style-name="P24"> </text:p>
            <text:p text:style-name="P22"><text:span text:style-name="Source_20_Text"><text:span text:style-name="T34">// Creating a contract</text:span></text:span></text:p>
            <text:p text:style-name="P22"><text:span text:style-name="Source_20_Text"><text:span text:style-name="T37">contract</text:span></text:span><text:span text:style-name="T23"> </text:span><text:span text:style-name="Source_20_Text"><text:span text:style-name="T29">helloGeeks</text:span></text:span></text:p>
            <text:p text:style-name="P22"><text:span text:style-name="Source_20_Text"><text:span text:style-name="T29">{</text:span></text:span></text:p>
            <text:p text:style-name="P22"><text:span text:style-name="Source_20_Text"><text:span text:style-name="T24">  </text:span></text:span><text:span text:style-name="Source_20_Text"><text:span text:style-name="T34">// Initialising array numbers</text:span></text:span></text:p>
            <text:p text:style-name="P22"><text:span text:style-name="Source_20_Text"><text:span text:style-name="T24">  </text:span></text:span><text:span text:style-name="Source_20_Text"><text:span text:style-name="T37">int</text:span></text:span><text:span text:style-name="Source_20_Text"><text:span text:style-name="T29">[] </text:span></text:span><text:span text:style-name="Source_20_Text"><text:span text:style-name="T40">public</text:span></text:span><text:span text:style-name="T23"> </text:span><text:span text:style-name="Source_20_Text"><text:span text:style-name="T29">numbers;</text:span></text:span></text:p>
            <text:p text:style-name="P24"> </text:p>
            <text:p text:style-name="P22"><text:span text:style-name="Source_20_Text"><text:span text:style-name="T24">  </text:span></text:span><text:span text:style-name="Source_20_Text"><text:span text:style-name="T34">// Function to insert values</text:span></text:span></text:p>
            <text:p text:style-name="P22"><text:span text:style-name="Source_20_Text"><text:span text:style-name="T24">  </text:span></text:span><text:span text:style-name="Source_20_Text"><text:span text:style-name="T34">// in the array numbers</text:span></text:span></text:p>
            <text:p text:style-name="P22"><text:span text:style-name="Source_20_Text"><text:span text:style-name="T24">  </text:span></text:span><text:span text:style-name="Source_20_Text"><text:span text:style-name="T29">function Numbers() </text:span></text:span><text:span text:style-name="Source_20_Text"><text:span text:style-name="T40">public</text:span></text:span></text:p>
            <text:p text:style-name="P22"><text:span text:style-name="Source_20_Text"><text:span text:style-name="T24">  </text:span></text:span><text:span text:style-name="Source_20_Text"><text:span text:style-name="T29">{</text:span></text:span></text:p>
            <text:p text:style-name="P22"><text:span text:style-name="Source_20_Text"><text:span text:style-name="T24">    </text:span></text:span><text:span text:style-name="Source_20_Text"><text:span text:style-name="T29">numbers.push(1);</text:span></text:span></text:p>
            <text:p text:style-name="P22"><text:span text:style-name="Source_20_Text"><text:span text:style-name="T24">    </text:span></text:span><text:span text:style-name="Source_20_Text"><text:span text:style-name="T29">numbers.push(2);</text:span></text:span></text:p>
            <text:p text:style-name="P23"> </text:p>
            <text:p text:style-name="P22"><text:span text:style-name="Source_20_Text"><text:span text:style-name="T24">    </text:span></text:span><text:span text:style-name="Source_20_Text"><text:span text:style-name="T34">//Creating a new instance</text:span></text:span></text:p>
            <text:p text:style-name="P22"><text:span text:style-name="Source_20_Text"><text:span text:style-name="T24">    </text:span></text:span><text:span text:style-name="Source_20_Text"><text:span text:style-name="T37">int</text:span></text:span><text:span text:style-name="Source_20_Text"><text:span text:style-name="T29">[] </text:span></text:span><text:span text:style-name="Source_20_Text"><text:span text:style-name="T31">storage</text:span></text:span><text:span text:style-name="Source_20_Text"><text:span text:style-name="T29"> myArray = numbers;</text:span></text:span></text:p>
            <text:p text:style-name="P22"><text:span text:style-name="Source_20_Text"><text:span text:style-name="T24">    </text:span></text:span><text:span text:style-name="T24"> </text:span></text:p>
            <text:p text:style-name="P22"><text:span text:style-name="Source_20_Text"><text:span text:style-name="T24">    </text:span></text:span><text:span text:style-name="Source_20_Text"><text:span text:style-name="T34">// Adding value to the</text:span></text:span></text:p>
            <text:p text:style-name="P22"><text:span text:style-name="Source_20_Text"><text:span text:style-name="T24">    </text:span></text:span><text:span text:style-name="Source_20_Text"><text:span text:style-name="T34">// first index of the new Instance</text:span></text:span></text:p>
            <text:p text:style-name="P22"><text:span text:style-name="Source_20_Text"><text:span text:style-name="T24">    </text:span></text:span><text:span text:style-name="Source_20_Text"><text:span text:style-name="T29">myArray[0] = 0;</text:span></text:span></text:p>
            <text:p text:style-name="P22"><text:span text:style-name="Source_20_Text"><text:span text:style-name="T24">  </text:span></text:span><text:span text:style-name="Source_20_Text"><text:span text:style-name="T29">} </text:span></text:span></text:p>
            <text:p text:style-name="P22"><text:span text:style-name="Source_20_Text"><text:span text:style-name="T29">}</text:span></text:span></text:p>
            <text:p text:style-name="P26"/>
          </table:table-cell>
        </table:table-row>
      </table:table>
      <text:p text:style-name="P19"><text:span text:style-name="T43"/></text:p>
      <text:p text:style-name="P19"><text:span text:style-name="T43"/></text:p>
      <text:p text:style-name="P19"><text:span text:style-name="T43"/></text:p>
      <text:p text:style-name="P19"><text:span text:style-name="T43"/></text:p>
      <text:p text:style-name="P19"><text:span text:style-name="T43"/></text:p>
      <text:h text:style-name="P4" text:outline-level="4"><text:soft-page-break/>Output:</text:h>
      <text:p text:style-name="P32"/>
      <text:p text:style-name="P30"><text:span text:style-name="T19">When we retrieve the value of the array numbers in the above code, Note that the output of the array is </text:span><text:span text:style-name="Strong_20_Emphasis"><text:span text:style-name="T20">[0,2] </text:span></text:span><text:span text:style-name="T19">and </text:span><text:span text:style-name="Strong_20_Emphasis"><text:span text:style-name="T20">not [1,2]</text:span></text:span><text:span text:style-name="T19">.</text:span></text:p>
      <text:p text:style-name="P19"><text:span text:style-name="T43"/></text:p>
      <table:table table:name="Table6" table:style-name="Table6">
        <table:table-column table:style-name="Table6.A"/>
        <table:table-row table:style-name="TableLine94188179753760">
          <table:table-cell table:style-name="Table6.A1" office:value-type="string">
            <text:p text:style-name="P21"><text:span text:style-name="Source_20_Text"><text:span text:style-name="T25">pragma solidity ^0.4.17;</text:span></text:span></text:p>
            <text:p text:style-name="P23"> </text:p>
            <text:p text:style-name="P22"><text:span text:style-name="Source_20_Text"><text:span text:style-name="T32">// Creating a contract</text:span></text:span></text:p>
            <text:p text:style-name="P22"><text:span text:style-name="Source_20_Text"><text:span text:style-name="T35">contract</text:span></text:span><text:span text:style-name="T22"> </text:span><text:span text:style-name="Source_20_Text"><text:span text:style-name="T25">helloGeeks</text:span></text:span></text:p>
            <text:p text:style-name="P22"><text:span text:style-name="Source_20_Text"><text:span text:style-name="T25">{ </text:span></text:span></text:p>
            <text:p text:style-name="P22"><text:span text:style-name="Source_20_Text"><text:span text:style-name="T21">  </text:span></text:span><text:span text:style-name="Source_20_Text"><text:span text:style-name="T32">// Initialising array numbers</text:span></text:span></text:p>
            <text:p text:style-name="P22"><text:span text:style-name="Source_20_Text"><text:span text:style-name="T21">  </text:span></text:span><text:span text:style-name="Source_20_Text"><text:span text:style-name="T35">int</text:span></text:span><text:span text:style-name="Source_20_Text"><text:span text:style-name="T25">[] </text:span></text:span><text:span text:style-name="Source_20_Text"><text:span text:style-name="T38">public</text:span></text:span><text:span text:style-name="T22"> </text:span><text:span text:style-name="Source_20_Text"><text:span text:style-name="T25">numbers;</text:span></text:span></text:p>
            <text:p text:style-name="P22"><text:span text:style-name="Source_20_Text"><text:span text:style-name="T21">  </text:span></text:span><text:span text:style-name="T21"> </text:span></text:p>
            <text:p text:style-name="P22"><text:span text:style-name="Source_20_Text"><text:span text:style-name="T21">  </text:span></text:span><text:span text:style-name="Source_20_Text"><text:span text:style-name="T32">// Function to insert</text:span></text:span></text:p>
            <text:p text:style-name="P22"><text:span text:style-name="Source_20_Text"><text:span text:style-name="T21">  </text:span></text:span><text:span text:style-name="Source_20_Text"><text:span text:style-name="T32">// values in the array</text:span></text:span></text:p>
            <text:p text:style-name="P22"><text:span text:style-name="Source_20_Text"><text:span text:style-name="T21">  </text:span></text:span><text:span text:style-name="Source_20_Text"><text:span text:style-name="T32">// numbers</text:span></text:span></text:p>
            <text:p text:style-name="P22"><text:span text:style-name="Source_20_Text"><text:span text:style-name="T21">  </text:span></text:span><text:span text:style-name="Source_20_Text"><text:span text:style-name="T25">function Numbers() </text:span></text:span><text:span text:style-name="Source_20_Text"><text:span text:style-name="T38">public</text:span></text:span></text:p>
            <text:p text:style-name="P22"><text:span text:style-name="Source_20_Text"><text:span text:style-name="T21">  </text:span></text:span><text:span text:style-name="Source_20_Text"><text:span text:style-name="T25">{</text:span></text:span></text:p>
            <text:p text:style-name="P22"><text:span text:style-name="Source_20_Text"><text:span text:style-name="T21">    </text:span></text:span><text:span text:style-name="Source_20_Text"><text:span text:style-name="T25">numbers.push(1);</text:span></text:span></text:p>
            <text:p text:style-name="P22"><text:span text:style-name="Source_20_Text"><text:span text:style-name="T21">    </text:span></text:span><text:span text:style-name="Source_20_Text"><text:span text:style-name="T25">numbers.push(2);</text:span></text:span></text:p>
            <text:p text:style-name="P22"><text:span text:style-name="Source_20_Text"><text:span text:style-name="T21">    </text:span></text:span><text:span text:style-name="T21"> </text:span></text:p>
            <text:p text:style-name="P22"><text:span text:style-name="Source_20_Text"><text:span text:style-name="T21">    </text:span></text:span><text:span text:style-name="Source_20_Text"><text:span text:style-name="T32">//creating a new instance</text:span></text:span></text:p>
            <text:p text:style-name="P22"><text:span text:style-name="Source_20_Text"><text:span text:style-name="T21">    </text:span></text:span><text:span text:style-name="Source_20_Text"><text:span text:style-name="T35">int</text:span></text:span><text:span text:style-name="Source_20_Text"><text:span text:style-name="T25">[] </text:span></text:span><text:span text:style-name="Source_20_Text"><text:span text:style-name="T27">memory</text:span></text:span><text:span text:style-name="Source_20_Text"><text:span text:style-name="T25"> myArray = numbers;</text:span></text:span></text:p>
            <text:p text:style-name="P22"><text:span text:style-name="Source_20_Text"><text:span text:style-name="T21">    </text:span></text:span><text:span text:style-name="T21"> </text:span></text:p>
            <text:p text:style-name="P22"><text:span text:style-name="Source_20_Text"><text:span text:style-name="T21">    </text:span></text:span><text:span text:style-name="Source_20_Text"><text:span text:style-name="T32">// Adding value to the first</text:span></text:span></text:p>
            <text:p text:style-name="P22"><text:span text:style-name="Source_20_Text"><text:span text:style-name="T21">    </text:span></text:span><text:span text:style-name="Source_20_Text"><text:span text:style-name="T32">// index of the array myArray</text:span></text:span></text:p>
            <text:p text:style-name="P22"><text:span text:style-name="Source_20_Text"><text:span text:style-name="T21">    </text:span></text:span><text:span text:style-name="Source_20_Text"><text:span text:style-name="T25">myArray[0] = 0;</text:span></text:span></text:p>
            <text:p text:style-name="P22"><text:span text:style-name="Source_20_Text"><text:span text:style-name="T21">  </text:span></text:span><text:span text:style-name="Source_20_Text"><text:span text:style-name="T25">} </text:span></text:span></text:p>
            <text:p text:style-name="P22"><text:span text:style-name="Source_20_Text"><text:span text:style-name="T25">}</text:span></text:span></text:p>
            <text:p text:style-name="P26"/>
          </table:table-cell>
        </table:table-row>
      </table:table>
      <text:p text:style-name="P19"><text:span text:style-name="T43"/></text:p>
      <text:p text:style-name="P27"><text:span text:style-name="Strong_20_Emphasis"><text:span text:style-name="T56">Output:</text:span></text:span></text:p>
      <text:p text:style-name="P31">When we retrieve the value of the array numbers in the above code, Note that the output of the array is [1,2]. In this case, changing the value of myArray does not affect the value in the array numbers.</text:p>
      <text:p text:style-name="P19"><text:span text:style-name="T4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Tahoma"/>
    <style:font-face style:name="Consolas" svg:font-family="Consolas, 'Bitstream Vera Sans Mono', 'Courier New', Courier, monospace"/>
    <style:font-face style:name="Lohit Devanagari1" svg:font-family="'Lohit Devanagari'"/>
    <style:font-face style:name="monospace" svg:font-family="monospace, monospace"/>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16:25:22.619850684</meta:creation-date>
    <dc:date>2022-05-05T16:43:20.992700673</dc:date>
    <meta:editing-duration>PT17M56S</meta:editing-duration>
    <meta:editing-cycles>8</meta:editing-cycles>
    <meta:generator>LibreOffice/6.4.7.2$Linux_X86_64 LibreOffice_project/40$Build-2</meta:generator>
    <meta:document-statistic meta:table-count="6" meta:image-count="0" meta:object-count="0" meta:page-count="4" meta:paragraph-count="93" meta:word-count="547" meta:character-count="3597" meta:non-whitespace-character-count="2960"/>
  </office:meta>
</office:document-meta>
</file>